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"><text:soft-page-break/>Wed Dec 6, 2017<text:span text:style-name="T1"> no running</text:span></text:p>
      <text:p text:style-name="P1">We drove 400 miles to California, MD</text:p>
      <text:p text:style-name="P1"/>
      <text:p text:style-name="P1">Thur Dec 7, 2017 <text:span text:style-name="T1">3 miles</text:span></text:p>
      <text:p text:style-name="P1">I ran 3 miles on hilly roads in California MD, <text:s/>My average pace was 9:51. <text:s/>My calf is feeling a lot bet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07T08:13:01.33</dc:date>
    <dc:creator>James Lombardi</dc:creator>
    <meta:editing-duration>PT12H34M20S</meta:editing-duration>
    <meta:editing-cycles>76</meta:editing-cycles>
    <meta:generator>OpenOffice/4.1.2$Win32 OpenOffice.org_project/412m3$Build-9782</meta:generator>
    <meta:document-statistic meta:table-count="0" meta:image-count="0" meta:object-count="0" meta:page-count="9" meta:paragraph-count="149" meta:word-count="2863" meta:character-count="13827"/>
  </office:meta>
</office:document-meta>
</file>